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7">
            <text:p>0729 <text:s/>93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7">
            <text:p>0729 <text:s/>93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7">
            <text:p>0729 <text:s/>93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7">
            <text:p>0729 <text:s/>93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59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1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1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1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1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2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3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4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5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6">
            <text:p>0729 <text:s/>9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7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7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7">
            <text:p>0729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7">
            <text:p>0729 <text:s/>9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7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8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69">
            <text:p>0729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">
            <text:p>0729 <text:s/>9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">
            <text:p>0729 <text:s/>9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">
            <text:p>0729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">
            <text:p>0729 <text:s/>932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6">
            <text:p>86</text:p>
          </table:table-cell>
          <table:table-cell table:style-name="ce7" table:formula="of:=NOW()" office:value-type="date" office:date-value="2021-07-29T09:32:33.71">
            <text:p>0729 <text:s/>93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9T09:32:33.71">
            <text:p>2021/7/29 9:3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9T09:32:33.71">
            <text:p>0729 <text:s/>932</text:p>
          </table:table-cell>
          <table:table-cell table:style-name="ce7" table:formula="of:=NOW()" office:value-type="date" office:date-value="2021-07-29T09:32:33.71">
            <text:p>0729 <text:s/>93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9T09:32:33.71">
            <text:p>0729 <text:s/>9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79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7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79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79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79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">
            <text:p>0729 <text:s/>93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1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2">
            <text:p>0729 <text:s/>93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3">
            <text:p>0729 <text:s/>93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4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4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4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4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5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6">
            <text:p>0729 <text:s/>93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7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9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9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9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9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8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2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4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6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7">
            <text:p>0729 <text:s/>93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8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3.99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1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2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3">
            <text:p>0729 <text:s/>93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[抱きしめた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4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5">
            <text:p>0729 <text:s/>93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5">
            <text:p>0729 <text:s/>93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[pointed, zginający[curving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5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736H49M25.13S">
            <text:p>16:49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عشرين من تموز.</text:p>
          </table:table-cell>
          <table:table-cell table:style-name="ce21"/>
          <table:table-cell table:style-name="ce21" office:value-type="string">
            <text:p>it was tuesday, the twenty-sev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هفت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نا أشتري لا شيئ</text:p>
          </table:table-cell>
          <table:table-cell table:style-name="ce21" office:value-type="string">
            <text:p>amiysi[yesterday / shayi'a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يروز، باران باريد. / </text:p>
          </table:table-cell>
          <table:table-cell table:style-name="ce21"/>
          <table:table-cell table:style-name="ce21" office:value-type="string">
            <text:p>yesterday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f-3</text:p>
          </table:table-cell>
          <table:table-cell table:style-name="ce20" office:value-type="string">
            <text:p>ظهر / ظهر / صبح / صبح</text:p>
          </table:table-cell>
          <table:table-cell table:style-name="ce21" office:value-type="string">
            <text:p>zoo'hur[noon / soob'h^[morning</text:p>
          </table:table-cell>
          <table:table-cell table:style-name="ce21" office:value-type="string">
            <text:p>noon / at noon / morning / at morn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f-4</text:p>
          </table:table-cell>
          <table:table-cell table:style-name="ce20" office:value-type="string">
            <text:p>خورشید <text:s/>/ می آيد <text:s/>/ بيرون می آيد.</text:p>
          </table:table-cell>
          <table:table-cell table:style-name="ce21" office:value-type="string">
            <text:p>xuwr'shiy_d / miy / yiid[comes / biyruun[out</text:p>
          </table:table-cell>
          <table:table-cell table:style-name="ce21" office:value-type="string">
            <text:p>the sun / it comes / it comes ou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83">
            <text:p>1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9T08:29:05.56">
            <text:p>0729</text:p>
          </table:table-cell>
          <table:table-cell table:style-name="ce9" office:value-type="string">
            <text:p>v-1-84</text:p>
          </table:table-cell>
          <table:table-cell table:style-name="ce20" office:value-type="string">
            <text:p>tôi chỉ[just bây giờ đã đổ[pour nước này vào xô này. / nó vẫn[still dẹp. / nó đã bẩn rồi[already. nó vẫn chưa bẩn. / tôi rửa. tôi sẽ rửa nó sau. / sẽ rửa nó ngay bây giờ. / ai sẽ rửa nó?</text:p>
          </table:table-cell>
          <table:table-cell table:style-name="ce21" office:value-type="string" table:number-columns-spanned="2" table:number-rows-spanned="1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6">
            <text:p>0729 <text:s/>93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2">
            <text:p>2</text:p>
          </table:table-cell>
          <table:table-cell table:style-name="ce6"/>
          <table:table-cell table:style-name="ce9" office:value-type="string">
            <text:p>v-1-85</text:p>
          </table:table-cell>
          <table:table-cell table:style-name="ce20" office:value-type="string">
            <text:p>tôi khát nước. họng. <text:s/>khô. / tôi muốn uống nước. / nước lạnh. nước là nóng. / nó nóng. nó nóng, phải không? <text:s/>/ nó trở[become~1 nên nóng. / trời bắt[capture đầu[head nóng lên[up.</text:p>
          </table:table-cell>
          <table:table-cell table:style-name="ce21" office:value-type="string" table:number-columns-spanned="2" table:number-rows-spanned="1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7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미케는 스스로 내려왔다. &lt;2&gt; 크로는 내려 오려고 하지않다. &lt;3&gt; 그래서 나는 그녀를 잡고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4.07">
            <text:p>0729 <text:s/>93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화분 : 잡초를 몇개 제쳤다. / &lt;2&gt; 양치 전 이었는지, 화분에게 물을 주었다. &lt;3&gt; 양동이에 부엌에서 물을 길어졌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table:formula="of:=[.B187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&lt;4&gt; 양동이는 두 개 사용하고있다. 모두 집 근처의 백원점에서 샀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środa, dwudziesty ósmy lipca, siódmego miesiąca, piąt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5">
            <text:p>0729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`kan`. kształt ust. wczoraj, znowu używałem kształtu, którego wcześniej używałem. &lt;2&gt; warka dolna. trochę wewnątrz tej, podnoszę[lift tę część lekko. &lt;3&gt; a jednocześnie, warga górna, robię tą zakrzywione[curved w dół. &lt;4&gt; kształt wargi dolnej, to przygotowuje[prepare ogólny[overall stan dla dźwięki `kan`-u. &lt;5&gt; jak dla kształtu wargi górnej, to pełni rolę kalibracj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5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0">
            <text:p>19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1">
            <text:p>19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2">
            <text:p>19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3">
            <text:p>19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4">
            <text:p>19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9T09:32:30.34">
            <text:p>0729 <text:s/>93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9T09:32:34.07">
            <text:p>0729 <text:s/>932</text:p>
          </table:table-cell>
          <table:table-cell table:style-name="ce7" table:formula="of:=NOW()" office:value-type="date" office:date-value="2021-07-29T09:32:34.07">
            <text:p>0729 <text:s/>93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9T09:32:34.07">
            <text:p>0729 <text:s/>93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9">2021/07/29</text:date>, <text:time>09:32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9T09:32:33.18</dc:date>
    <dc:creator>iwabuchi ken</dc:creator>
    <meta:editing-duration>P5DT5H12M53S</meta:editing-duration>
    <meta:editing-cycles>813</meta:editing-cycles>
    <meta:generator>OpenOffice/4.1.3$Win32 OpenOffice.org_project/413m1$Build-9783</meta:generator>
    <meta:document-statistic meta:table-count="2" meta:cell-count="1751" meta:object-count="0"/>
  </office:meta>
</office:document-meta>
</file>